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83cm"/>
    </style:style>
    <style:style style:name="co2" style:family="table-column">
      <style:table-column-properties fo:break-before="auto" style:column-width="24.499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5.269cm"/>
    </style:style>
    <style:style style:name="co5" style:family="table-column">
      <style:table-column-properties fo:break-before="auto" style:column-width="5.562cm"/>
    </style:style>
    <style:style style:name="co6" style:family="table-column">
      <style:table-column-properties fo:break-before="auto" style:column-width="11.7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6.702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5.673cm"/>
    </style:style>
    <style:style style:name="co12" style:family="table-column">
      <style:table-column-properties fo:break-before="auto" style:column-width="9.867cm"/>
    </style:style>
    <style:style style:name="co13" style:family="table-column">
      <style:table-column-properties fo:break-before="auto" style:column-width="14.143cm"/>
    </style:style>
    <style:style style:name="co14" style:family="table-column">
      <style:table-column-properties fo:break-before="auto" style:column-width="18.635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21.985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9.813cm"/>
    </style:style>
    <style:style style:name="co21" style:family="table-column">
      <style:table-column-properties fo:break-before="auto" style:column-width="3.602cm"/>
    </style:style>
    <style:style style:name="co22" style:family="table-column">
      <style:table-column-properties fo:break-before="auto" style:column-width="6.761cm"/>
    </style:style>
    <style:style style:name="co23" style:family="table-column">
      <style:table-column-properties fo:break-before="auto" style:column-width="2.976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1.959cm"/>
    </style:style>
    <style:style style:name="co26" style:family="table-column">
      <style:table-column-properties fo:break-before="auto" style:column-width="5.318cm"/>
    </style:style>
    <style:style style:name="co27" style:family="table-column">
      <style:table-column-properties fo:break-before="auto" style:column-width="8.714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5.286cm"/>
    </style:style>
    <style:style style:name="co30" style:family="table-column">
      <style:table-column-properties fo:break-before="auto" style:column-width="28.249cm"/>
    </style:style>
    <style:style style:name="co31" style:family="table-column">
      <style:table-column-properties fo:break-before="auto" style:column-width="5.618cm"/>
    </style:style>
    <style:style style:name="co32" style:family="table-column">
      <style:table-column-properties fo:break-before="auto" style:column-width="22.149cm"/>
    </style:style>
    <style:style style:name="co33" style:family="table-column">
      <style:table-column-properties fo:break-before="auto" style:column-width="12.998cm"/>
    </style:style>
    <style:style style:name="co34" style:family="table-column">
      <style:table-column-properties fo:break-before="auto" style:column-width="3.33cm"/>
    </style:style>
    <style:style style:name="co35" style:family="table-column">
      <style:table-column-properties fo:break-before="auto" style:column-width="3.521cm"/>
    </style:style>
    <style:style style:name="co36" style:family="table-column">
      <style:table-column-properties fo:break-before="auto" style:column-width="4.528cm"/>
    </style:style>
    <style:style style:name="co37" style:family="table-column">
      <style:table-column-properties fo:break-before="auto" style:column-width="21.604cm"/>
    </style:style>
    <style:style style:name="co38" style:family="table-column">
      <style:table-column-properties fo:break-before="auto" style:column-width="4.692cm"/>
    </style:style>
    <style:style style:name="co39" style:family="table-column">
      <style:table-column-properties fo:break-before="auto" style:column-width="6.244cm"/>
    </style:style>
    <style:style style:name="co40" style:family="table-column">
      <style:table-column-properties fo:break-before="auto" style:column-width="5.346cm"/>
    </style:style>
    <style:style style:name="co41" style:family="table-column">
      <style:table-column-properties fo:break-before="auto" style:column-width="8.5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4ea6b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10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ymbol Conten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(s)</text:p>
          </table:table-cell>
          <table:table-cell table:style-name="ce7" office:value-type="string" calcext:value-type="string">
            <text:p>R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8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Footprint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atasheet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/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LibPart</text:p>
          </table:table-cell>
          <table:table-cell table:style-name="ce7" office:value-type="string" calcext:value-type="string">
            <text:p>Local_Connectors_library:</text:p>
          </table:table-cell>
          <table:table-cell table:style-name="ce1" office:value-type="string" calcext:value-type="string">
            <text:p>Local_MCU_Module_Library</text:p>
          </table:table-cell>
          <table:table-cell table:style-name="ce1" office:value-type="string" calcext:value-type="string">
            <text:p>Local_Diode_Library</text:p>
          </table:table-cell>
          <table:table-cell table:style-name="ce1" office:value-type="string" calcext:value-type="string">
            <text:p>Local_Device_Library</text:p>
          </table:table-cell>
          <table:table-cell table:style-name="ce1" office:value-type="string" calcext:value-type="string">
            <text:p>Local_Miscellaneous_Library:</text:p>
          </table:table-cell>
        </table:table-row>
        <table:table-row table:style-name="ro1">
          <table:table-cell table:style-name="ce1" office:value-type="string" calcext:value-type="string">
            <text:p>JLCBCB Part</text:p>
          </table:table-cell>
          <table:table-cell table:style-name="ce7" office:value-type="string" calcext:value-type="string">
            <text:p>https://jlcpcb.com/parts/componentSearch?isFirstLevel=true&amp;firstName=Resistors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JLCPCB Part #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JLCPCB Basic or Extended</text:p>
          </table:table-cell>
          <table:table-cell table:style-name="ce7" office:value-type="string" calcext:value-type="string">
            <text:p>Basic Par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FR. Part #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9" office:value-type="string" calcext:value-type="string">
            <text:p>Resistors</text:p>
          </table:table-cell>
          <table:table-cell table:style-name="ce1" office:value-type="string" calcext:value-type="string">
            <text:p>Connectors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amely</text:p>
          </table:table-cell>
          <table:table-cell table:style-name="ce7" office:value-type="string" calcext:value-type="string">
            <text:p>Chip Resistor - Surface Moun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Excluded from BOM</text:p>
          </table:table-cell>
          <table:table-cell table:style-name="ce7" office:value-type="string" calcext:value-type="string">
            <text:p>NO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ount Option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inout</text:p>
          </table:table-cell>
          <table:table-cell table:style-name="ce7"/>
          <table:table-cell table:style-name="ce1" table:number-columns-repeated="4"/>
        </table:table-row>
        <table:table-row table:style-name="ro1" table:number-rows-repeated="2"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LibPart</text:p>
          </table:table-cell>
          <table:table-cell office:value-type="string" calcext:value-type="string">
            <text:p>Local_Connectors_library:</text:p>
          </table:table-cell>
          <table:table-cell table:style-name="ce1" office:value-type="string" calcext:value-type="string">
            <text:p>Local_MCU_Module_Library</text:p>
          </table:table-cell>
          <table:table-cell table:style-name="ce1" office:value-type="string" calcext:value-type="string">
            <text:p>Local_Diode_Library</text:p>
          </table:table-cell>
          <table:table-cell table:style-name="ce1" office:value-type="string" calcext:value-type="string">
            <text:p>Local_Device_Library</text:p>
          </table:table-cell>
          <table:table-cell table:style-name="ce1" office:value-type="string" calcext:value-type="string">
            <text:p>Local_Miscellaneous_Library:</text:p>
          </table:table-cell>
        </table:table-row>
        <table:table-row table:style-name="ro1">
          <table:table-cell table:style-name="ce1" office:value-type="string" calcext:value-type="string">
            <text:p>Digi-Key Part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igi-Key Part #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Digi-Key Delstatus</text:p>
          </table:table-cell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FR. Part #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9" office:value-type="string" calcext:value-type="string">
            <text:p>Resistors</text:p>
          </table:table-cell>
          <table:table-cell table:style-name="ce1" office:value-type="string" calcext:value-type="string">
            <text:p>Connectors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Famely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Excluded from BOM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ount Option</text:p>
          </table:table-cell>
          <table:table-cell/>
          <table:table-cell table:style-name="ce1" table:number-columns-repeated="4"/>
        </table:table-row>
        <table:table-row table:style-name="ro1" table:number-rows-repeated="3">
          <table:table-cell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</table:table-row>
        <table:table-row table:style-name="ro1" table:number-rows-repeated="5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10"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utoStar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C:\Users\Steen\Documents\3 - My OTHER documents\Projects\autoStart\hardware\autoStart.kicad_sch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ate:</text:p>
          </table:table-cell>
          <table:table-cell table:style-name="ce3" office:value-type="date" office:date-value="2022-03-30T08:09:43" calcext:value-type="date">
            <text:p>30-03-22 08:0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ool:</text:p>
          </table:table-cell>
          <table:table-cell office:value-type="string" calcext:value-type="string">
            <text:p>Eeschema (6.0.0)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Individual Components: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Part #</text:p>
          </table:table-cell>
          <table:table-cell office:value-type="string" calcext:value-type="string">
            <text:p>Famely</text:p>
          </table:table-cell>
          <table:table-cell office:value-type="string" calcext:value-type="string">
            <text:p>JLCPCB Part #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LibPath</text:p>
          </table:table-cell>
          <table:table-cell office:value-type="string" calcext:value-type="string">
            <text:p>MFR.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Manufacturer Part #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1</text:p>
          </table:table-cell>
          <table:table-cell table:style-name="ce10" office:value-type="string" calcext:value-type="string">
            <text:p>C10nf</text:p>
          </table:table-cell>
          <table:table-cell office:value-type="string" calcext:value-type="string">
            <text:p>Local_Device_Library:C1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23_Samsung-Electro-Mechanics-CL05B103KB5NNNC_C15195.pdf</text:p>
          </table:table-cell>
          <table:table-cell/>
          <table:table-cell office:value-type="string" calcext:value-type="string">
            <text:p>50V 10nF X7R ±10% 0402 Multilayer Ceramic Capacitors MLCC - SMD/SMT ROHS</text:p>
          </table:table-cell>
          <table:table-cell table:number-columns-repeated="2"/>
          <table:table-cell office:value-type="string" calcext:value-type="string">
            <text:p>C15195</text:p>
          </table:table-cell>
          <table:table-cell office:value-type="string" calcext:value-type="string">
            <text:p>Local_Device_Library:C10nf_SMD</text:p>
          </table:table-cell>
          <table:table-cell/>
          <table:table-cell office:value-type="string" calcext:value-type="string">
            <text:p>CL05B103KB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2</text:p>
          </table:table-cell>
          <table:table-cell table:style-name="ce10" office:value-type="string" calcext:value-type="string">
            <text:p>C100nf</text:p>
          </table:table-cell>
          <table:table-cell office:value-type="string" calcext:value-type="string">
            <text:p>Local_Device_Library:C10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19_Samsung-Electro-Mechanics-CL05B104KO5NNNC_C1525.pdf</text:p>
          </table:table-cell>
          <table:table-cell/>
          <table:table-cell office:value-type="string" calcext:value-type="string">
            <text:p>16V 100nF X7R ±10% 0402 Multilayer Ceramic Capacitors MLCC - SMD/SMT ROHS</text:p>
          </table:table-cell>
          <table:table-cell table:number-columns-repeated="2"/>
          <table:table-cell office:value-type="string" calcext:value-type="string">
            <text:p>C1525</text:p>
          </table:table-cell>
          <table:table-cell office:value-type="string" calcext:value-type="string">
            <text:p>Local_Device_Library:C100nf_SMD</text:p>
          </table:table-cell>
          <table:table-cell/>
          <table:table-cell office:value-type="string" calcext:value-type="string">
            <text:p>CL05B104KO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3</text:p>
          </table:table-cell>
          <table:table-cell table:style-name="ce10" office:value-type="string" calcext:value-type="string">
            <text:p>C100nf</text:p>
          </table:table-cell>
          <table:table-cell office:value-type="string" calcext:value-type="string">
            <text:p>Local_Device_Library:C10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19_Samsung-Electro-Mechanics-CL05B104KO5NNNC_C1525.pdf</text:p>
          </table:table-cell>
          <table:table-cell/>
          <table:table-cell office:value-type="string" calcext:value-type="string">
            <text:p>16V 100nF X7R ±10% 0402 Multilayer Ceramic Capacitors MLCC - SMD/SMT ROHS</text:p>
          </table:table-cell>
          <table:table-cell table:number-columns-repeated="2"/>
          <table:table-cell office:value-type="string" calcext:value-type="string">
            <text:p>C1525</text:p>
          </table:table-cell>
          <table:table-cell office:value-type="string" calcext:value-type="string">
            <text:p>Local_Device_Library:C100nf_SMD</text:p>
          </table:table-cell>
          <table:table-cell/>
          <table:table-cell office:value-type="string" calcext:value-type="string">
            <text:p>CL05B104KO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4</text:p>
          </table:table-cell>
          <table:table-cell table:style-name="ce10" office:value-type="string" calcext:value-type="string">
            <text:p>C100nf</text:p>
          </table:table-cell>
          <table:table-cell office:value-type="string" calcext:value-type="string">
            <text:p>Local_Device_Library:C10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19_Samsung-Electro-Mechanics-CL05B104KO5NNNC_C1525.pdf</text:p>
          </table:table-cell>
          <table:table-cell/>
          <table:table-cell office:value-type="string" calcext:value-type="string">
            <text:p>16V 100nF X7R ±10% 0402 Multilayer Ceramic Capacitors MLCC - SMD/SMT ROHS</text:p>
          </table:table-cell>
          <table:table-cell table:number-columns-repeated="2"/>
          <table:table-cell office:value-type="string" calcext:value-type="string">
            <text:p>C1525</text:p>
          </table:table-cell>
          <table:table-cell office:value-type="string" calcext:value-type="string">
            <text:p>Local_Device_Library:C100nf_SMD</text:p>
          </table:table-cell>
          <table:table-cell/>
          <table:table-cell office:value-type="string" calcext:value-type="string">
            <text:p>CL05B104KO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5</text:p>
          </table:table-cell>
          <table:table-cell table:style-name="ce10" office:value-type="string" calcext:value-type="string">
            <text:p>C330nf</text:p>
          </table:table-cell>
          <table:table-cell office:value-type="string" calcext:value-type="string">
            <text:p>Local_Device_Library:C330nf_SM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lcsc/1811071214_FH-Guangdong-Fenghua-Advanced-Tech-0805B334K500NT_C1740.pdf</text:p>
          </table:table-cell>
          <table:table-cell/>
          <table:table-cell office:value-type="string" calcext:value-type="string">
            <text:p>50V 330nF X7R ±10% 0805 Multilayer Ceramic Capacitors MLCC - SMD/SMT ROHS</text:p>
          </table:table-cell>
          <table:table-cell table:number-columns-repeated="2"/>
          <table:table-cell office:value-type="string" calcext:value-type="string">
            <text:p>C1740</text:p>
          </table:table-cell>
          <table:table-cell office:value-type="string" calcext:value-type="string">
            <text:p>Local_Device_Library:C330nf_SMD</text:p>
          </table:table-cell>
          <table:table-cell/>
          <table:table-cell office:value-type="string" calcext:value-type="string">
            <text:p>0805B334K500NT</text:p>
          </table:table-cell>
          <table:table-cell office:value-type="string" calcext:value-type="string">
            <text:p>FH(Guangdong Fenghua Advanced Tech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Local_Diode_Library:1N4148WS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lcsc/1810101110_Changjiang-Electronics-Tech--CJ-1N4148WS_C2128.pdf</text:p>
          </table:table-cell>
          <table:table-cell table:number-columns-repeated="4"/>
          <table:table-cell office:value-type="string" calcext:value-type="string">
            <text:p>C2128</text:p>
          </table:table-cell>
          <table:table-cell office:value-type="string" calcext:value-type="string">
            <text:p>Local_Diode_Library:1N4148WS</text:p>
          </table:table-cell>
          <table:table-cell/>
          <table:table-cell office:value-type="string" calcext:value-type="string">
            <text:p>1N4148WS</text:p>
          </table:table-cell>
          <table:table-cell office:value-type="string" calcext:value-type="string">
            <text:p>Changjiang Electronics Tech (CJ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1</text:p>
          </table:table-cell>
          <table:table-cell table:style-name="ce10" office:value-type="string" calcext:value-type="string">
            <text:p>AudioJack3_Switch</text:p>
          </table:table-cell>
          <table:table-cell office:value-type="string" calcext:value-type="string">
            <text:p>Local_Connectors_Library:AudioJack3_Switch</text:p>
          </table:table-cell>
          <table:table-cell office:value-type="string" calcext:value-type="string">
            <text:p>Local_Connectors:AUDIO_JACK_ASJ-195-L-HT-(Backside_Mount)</text:p>
          </table:table-cell>
          <table:table-cell office:value-type="string" calcext:value-type="string">
            <text:p>https://app.adam-tech.com/products/download/data_sheet/203694/asj-195-x-ht-data-sheet.pdf</text:p>
          </table:table-cell>
          <table:table-cell/>
          <table:table-cell office:value-type="string" calcext:value-type="string">
            <text:p>3,50mm (0,141", 1/8", ministik) - hovedtelefon Telefonhunstik Stereo (3 ledere, TRS) Stikforbindelse Loddemetal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2</text:p>
          </table:table-cell>
          <table:table-cell table:style-name="ce10" office:value-type="string" calcext:value-type="string">
            <text:p>Screw_Terminal_01x03-Connector</text:p>
          </table:table-cell>
          <table:table-cell office:value-type="string" calcext:value-type="string">
            <text:p>Local_Connectors_Library:Screw_Terminal_01x03-Connector</text:p>
          </table:table-cell>
          <table:table-cell office:value-type="string" calcext:value-type="string">
            <text:p>Local_Connectors:Phoenix_TERM_BLOCK_3POS_45DEG_5MM_PCB</text:p>
          </table:table-cell>
          <table:table-cell office:value-type="string" calcext:value-type="string">
            <text:p>https://media.digikey.com/pdf/Data%20Sheets/Phoenix%20Contact%20PDFs/1988817.pdf</text:p>
          </table:table-cell>
          <table:table-cell/>
          <table:table-cell office:value-type="string" calcext:value-type="string">
            <text:p>TERM BLOCK 3POS 45DEG 5MM PCB</text:p>
          </table:table-cell>
          <table:table-cell office:value-type="string" calcext:value-type="string">
            <text:p>277-1765-ND</text:p>
          </table:table-cell>
          <table:table-cell table:number-columns-repeated="3"/>
          <table:table-cell office:value-type="string" calcext:value-type="string">
            <text:p>Local_connectors_Library:Screw_Terminal_01x03-Connector</text:p>
          </table:table-cell>
          <table:table-cell/>
          <table:table-cell office:value-type="string" calcext:value-type="string">
            <text:p>Phoenix Contact</text:p>
          </table:table-cell>
          <table:table-cell/>
          <table:table-cell office:value-type="float" office:value="1988817" calcext:value-type="float">
            <text:p>19888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3</text:p>
          </table:table-cell>
          <table:table-cell table:style-name="ce10"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Local_Project_Connectors_Library:PinHeader_1x03_P_5mm_Vertical-(Backside_Mount)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Q1</text:p>
          </table:table-cell>
          <table:table-cell table:style-name="ce10" office:value-type="string" calcext:value-type="string">
            <text:p>S8050</text:p>
          </table:table-cell>
          <table:table-cell office:value-type="string" calcext:value-type="string">
            <text:p>Local_Transistor_BJT_Library:S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1052004_Changjiang-Electronics-Tech--CJ-SS8050_C2150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1.5A 200@100mA,1V 100MHz 500mV@800mA,80mA NPN +150℃@(Tj) SOT-23(SOT-23-3) Bipolar Transistors - BJT ROHS</text:p>
          </table:table-cell>
          <table:table-cell/>
          <table:table-cell office:value-type="string" calcext:value-type="string">
            <text:p>Transistors</text:p>
          </table:table-cell>
          <table:table-cell office:value-type="string" calcext:value-type="string">
            <text:p>C2150</text:p>
          </table:table-cell>
          <table:table-cell office:value-type="string" calcext:value-type="string">
            <text:p>Local_Transistor_BJT_Library</text:p>
          </table:table-cell>
          <table:table-cell table:number-columns-repeated="2"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S805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table:style-name="ce10"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table:style-name="ce10"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table:style-name="ce10"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4</text:p>
          </table:table-cell>
          <table:table-cell table:style-name="ce10" office:value-type="string" calcext:value-type="string">
            <text:p>R330K</text:p>
          </table:table-cell>
          <table:table-cell office:value-type="string" calcext:value-type="string">
            <text:p>Local_Device_Library:R33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3303TCE_C25778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3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78</text:p>
          </table:table-cell>
          <table:table-cell office:value-type="string" calcext:value-type="string">
            <text:p>Local_Device_Library:R33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3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5</text:p>
          </table:table-cell>
          <table:table-cell table:style-name="ce10" office:value-type="string" calcext:value-type="string">
            <text:p>R100K</text:p>
          </table:table-cell>
          <table:table-cell office:value-type="string" calcext:value-type="string">
            <text:p>Local_Device_Library:R10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3TCE_C25741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1</text:p>
          </table:table-cell>
          <table:table-cell office:value-type="string" calcext:value-type="string">
            <text:p>Local_Device_Library:R10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3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6</text:p>
          </table:table-cell>
          <table:table-cell table:style-name="ce10" office:value-type="string" calcext:value-type="string">
            <text:p>R680K</text:p>
          </table:table-cell>
          <table:table-cell office:value-type="string" calcext:value-type="string">
            <text:p>Local_Device_Library:R6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603WAF6803T5E_C25822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680kΩ 0603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822</text:p>
          </table:table-cell>
          <table:table-cell office:value-type="string" calcext:value-type="string">
            <text:p>Local_Device_Library:R680K_0.1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6803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7</text:p>
          </table:table-cell>
          <table:table-cell table:style-name="ce10" office:value-type="string" calcext:value-type="string">
            <text:p>R150K</text:p>
          </table:table-cell>
          <table:table-cell office:value-type="string" calcext:value-type="string">
            <text:p>Local_Device_Library:R15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503TCE_C25755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5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55</text:p>
          </table:table-cell>
          <table:table-cell office:value-type="string" calcext:value-type="string">
            <text:p>Local_Device_Library:R15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503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8</text:p>
          </table:table-cell>
          <table:table-cell table:style-name="ce10" office:value-type="string" calcext:value-type="string">
            <text:p>R33K</text:p>
          </table:table-cell>
          <table:table-cell office:value-type="string" calcext:value-type="string">
            <text:p>Local_Device_Library:R33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3302TCE_C25779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3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79</text:p>
          </table:table-cell>
          <table:table-cell office:value-type="string" calcext:value-type="string">
            <text:p>Local_Device_Library:R33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9</text:p>
          </table:table-cell>
          <table:table-cell table:style-name="ce10" office:value-type="string" calcext:value-type="string">
            <text:p>R180</text:p>
          </table:table-cell>
          <table:table-cell office:value-type="string" calcext:value-type="string">
            <text:p>Local_Device_Library:R180_0.125W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110252230_UNI-ROYAL-Uniroyal-Elec-0805W8F1800T5E_C25270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180Ω 0805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270</text:p>
          </table:table-cell>
          <table:table-cell office:value-type="string" calcext:value-type="string">
            <text:p>Local_Device_Library:R180_0.1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805W8F1800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1</text:p>
          </table:table-cell>
          <table:table-cell table:style-name="ce10" office:value-type="string" calcext:value-type="string">
            <text:p>LM358DR2G</text:p>
          </table:table-cell>
          <table:table-cell office:value-type="string" calcext:value-type="string">
            <text:p>Local_Miscellaneous_Library:LM358DR2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atasheet.lcsc.com/lcsc/1811100911_onsemi-LM358DR2G-_C7950.pdf</text:p>
          </table:table-cell>
          <table:table-cell table:number-columns-repeated="4"/>
          <table:table-cell office:value-type="string" calcext:value-type="string">
            <text:p>C7950</text:p>
          </table:table-cell>
          <table:table-cell office:value-type="string" calcext:value-type="string">
            <text:p>Local_Miscellaneous_Library:LM358DR2G</text:p>
          </table:table-cell>
          <table:table-cell/>
          <table:table-cell office:value-type="string" calcext:value-type="string">
            <text:p>LM358DR2G</text:p>
          </table:table-cell>
          <table:table-cell office:value-type="string" calcext:value-type="string">
            <text:p>onsem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U2</text:p>
          </table:table-cell>
          <table:table-cell table:style-name="ce10" office:value-type="string" calcext:value-type="string">
            <text:p>78L05G</text:p>
          </table:table-cell>
          <table:table-cell office:value-type="string" calcext:value-type="string">
            <text:p>Local_Miscellaneous_Library:78L05G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https://datasheet.lcsc.com/lcsc/1809200029_UTC-Unisonic-Tech-78L05G-AB3-R_C71136.pdf</text:p>
          </table:table-cell>
          <table:table-cell table:number-columns-repeated="4"/>
          <table:table-cell office:value-type="string" calcext:value-type="string">
            <text:p>C71136</text:p>
          </table:table-cell>
          <table:table-cell office:value-type="string" calcext:value-type="string">
            <text:p>Local_Misckllaneous_Library:78L05G_SOT89</text:p>
          </table:table-cell>
          <table:table-cell/>
          <table:table-cell office:value-type="string" calcext:value-type="string">
            <text:p>78L05G-AB3-R</text:p>
          </table:table-cell>
          <table:table-cell office:value-type="string" calcext:value-type="string">
            <text:p>UTC(Unisonic Tech)</text:p>
          </table:table-cell>
          <table:table-cell table:number-columns-repeated="2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office:value-type="string" calcext:value-type="string">
            <text:p>Collated Components: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Part #</text:p>
          </table:table-cell>
          <table:table-cell office:value-type="string" calcext:value-type="string">
            <text:p>Famely</text:p>
          </table:table-cell>
          <table:table-cell office:value-type="string" calcext:value-type="string">
            <text:p>JLCPCB Part #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LibPath</text:p>
          </table:table-cell>
          <table:table-cell office:value-type="string" calcext:value-type="string">
            <text:p>MFR.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Manufacturer Part #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0nf</text:p>
          </table:table-cell>
          <table:table-cell office:value-type="string" calcext:value-type="string">
            <text:p>Local_Device_Library:C1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23_Samsung-Electro-Mechanics-CL05B103KB5NNNC_C15195.pdf</text:p>
          </table:table-cell>
          <table:table-cell/>
          <table:table-cell office:value-type="string" calcext:value-type="string">
            <text:p>50V 10nF X7R ±10% 0402 Multilayer Ceramic Capacitors MLCC - SMD/SMT ROHS</text:p>
          </table:table-cell>
          <table:table-cell table:number-columns-repeated="2"/>
          <table:table-cell office:value-type="string" calcext:value-type="string">
            <text:p>C15195</text:p>
          </table:table-cell>
          <table:table-cell office:value-type="string" calcext:value-type="string">
            <text:p>Local_Device_Library:C10nf_SMD</text:p>
          </table:table-cell>
          <table:table-cell/>
          <table:table-cell office:value-type="string" calcext:value-type="string">
            <text:p>CL05B103KB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, C3, C4</text:p>
          </table:table-cell>
          <table:table-cell office:value-type="string" calcext:value-type="string">
            <text:p>C100nf</text:p>
          </table:table-cell>
          <table:table-cell office:value-type="string" calcext:value-type="string">
            <text:p>Local_Device_Library:C100nf_SMD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19_Samsung-Electro-Mechanics-CL05B104KO5NNNC_C1525.pdf</text:p>
          </table:table-cell>
          <table:table-cell/>
          <table:table-cell office:value-type="string" calcext:value-type="string">
            <text:p>16V 100nF X7R ±10% 0402 Multilayer Ceramic Capacitors MLCC - SMD/SMT ROHS</text:p>
          </table:table-cell>
          <table:table-cell table:number-columns-repeated="2"/>
          <table:table-cell office:value-type="string" calcext:value-type="string">
            <text:p>C1525</text:p>
          </table:table-cell>
          <table:table-cell office:value-type="string" calcext:value-type="string">
            <text:p>Local_Device_Library:C100nf_SMD</text:p>
          </table:table-cell>
          <table:table-cell/>
          <table:table-cell office:value-type="string" calcext:value-type="string">
            <text:p>CL05B104KO5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330nf</text:p>
          </table:table-cell>
          <table:table-cell office:value-type="string" calcext:value-type="string">
            <text:p>Local_Device_Library:C330nf_SM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lcsc/1811071214_FH-Guangdong-Fenghua-Advanced-Tech-0805B334K500NT_C1740.pdf</text:p>
          </table:table-cell>
          <table:table-cell/>
          <table:table-cell office:value-type="string" calcext:value-type="string">
            <text:p>50V 330nF X7R ±10% 0805 Multilayer Ceramic Capacitors MLCC - SMD/SMT ROHS</text:p>
          </table:table-cell>
          <table:table-cell table:number-columns-repeated="2"/>
          <table:table-cell office:value-type="string" calcext:value-type="string">
            <text:p>C1740</text:p>
          </table:table-cell>
          <table:table-cell office:value-type="string" calcext:value-type="string">
            <text:p>Local_Device_Library:C330nf_SMD</text:p>
          </table:table-cell>
          <table:table-cell/>
          <table:table-cell office:value-type="string" calcext:value-type="string">
            <text:p>0805B334K500NT</text:p>
          </table:table-cell>
          <table:table-cell office:value-type="string" calcext:value-type="string">
            <text:p>FH(Guangdong Fenghua Advanced Tech)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Local_Diode_Library:1N4148WS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lcsc/1810101110_Changjiang-Electronics-Tech--CJ-1N4148WS_C2128.pdf</text:p>
          </table:table-cell>
          <table:table-cell table:number-columns-repeated="4"/>
          <table:table-cell office:value-type="string" calcext:value-type="string">
            <text:p>C2128</text:p>
          </table:table-cell>
          <table:table-cell office:value-type="string" calcext:value-type="string">
            <text:p>Local_Diode_Library:1N4148WS</text:p>
          </table:table-cell>
          <table:table-cell/>
          <table:table-cell office:value-type="string" calcext:value-type="string">
            <text:p>1N4148WS</text:p>
          </table:table-cell>
          <table:table-cell office:value-type="string" calcext:value-type="string">
            <text:p>Changjiang Electronics Tech (CJ)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udioJack3_Switch</text:p>
          </table:table-cell>
          <table:table-cell office:value-type="string" calcext:value-type="string">
            <text:p>Local_Connectors_Library:AudioJack3_Switch</text:p>
          </table:table-cell>
          <table:table-cell office:value-type="string" calcext:value-type="string">
            <text:p>Local_Connectors:AUDIO_JACK_ASJ-195-L-HT-(Backside_Mount)</text:p>
          </table:table-cell>
          <table:table-cell office:value-type="string" calcext:value-type="string">
            <text:p>https://app.adam-tech.com/products/download/data_sheet/203694/asj-195-x-ht-data-sheet.pdf</text:p>
          </table:table-cell>
          <table:table-cell/>
          <table:table-cell office:value-type="string" calcext:value-type="string">
            <text:p>3,50mm (0,141", 1/8", ministik) - hovedtelefon Telefonhunstik Stereo (3 ledere, TRS) Stikforbindelse Loddemetal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crew_Terminal_01x03-Connector</text:p>
          </table:table-cell>
          <table:table-cell office:value-type="string" calcext:value-type="string">
            <text:p>Local_Connectors_Library:Screw_Terminal_01x03-Connector</text:p>
          </table:table-cell>
          <table:table-cell office:value-type="string" calcext:value-type="string">
            <text:p>Local_Connectors:Phoenix_TERM_BLOCK_3POS_45DEG_5MM_PCB</text:p>
          </table:table-cell>
          <table:table-cell office:value-type="string" calcext:value-type="string">
            <text:p>https://media.digikey.com/pdf/Data%20Sheets/Phoenix%20Contact%20PDFs/1988817.pdf</text:p>
          </table:table-cell>
          <table:table-cell/>
          <table:table-cell office:value-type="string" calcext:value-type="string">
            <text:p>TERM BLOCK 3POS 45DEG 5MM PCB</text:p>
          </table:table-cell>
          <table:table-cell office:value-type="string" calcext:value-type="string">
            <text:p>277-1765-ND</text:p>
          </table:table-cell>
          <table:table-cell table:number-columns-repeated="3"/>
          <table:table-cell office:value-type="string" calcext:value-type="string">
            <text:p>Local_connectors_Library:Screw_Terminal_01x03-Connector</text:p>
          </table:table-cell>
          <table:table-cell/>
          <table:table-cell office:value-type="string" calcext:value-type="string">
            <text:p>Phoenix Contact</text:p>
          </table:table-cell>
          <table:table-cell/>
          <table:table-cell office:value-type="float" office:value="1988817" calcext:value-type="float">
            <text:p>19888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Local_Project_Connectors_Library:PinHeader_1x03_P_5mm_Vertical-(Backside_Mount)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Local_Transistor_BJT_Library:S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1052004_Changjiang-Electronics-Tech--CJ-SS8050_C2150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1.5A 200@100mA,1V 100MHz 500mV@800mA,80mA NPN +150℃@(Tj) SOT-23(SOT-23-3) Bipolar Transistors - BJT ROHS</text:p>
          </table:table-cell>
          <table:table-cell/>
          <table:table-cell office:value-type="string" calcext:value-type="string">
            <text:p>Transistors</text:p>
          </table:table-cell>
          <table:table-cell office:value-type="string" calcext:value-type="string">
            <text:p>C2150</text:p>
          </table:table-cell>
          <table:table-cell office:value-type="string" calcext:value-type="string">
            <text:p>Local_Transistor_BJT_Library</text:p>
          </table:table-cell>
          <table:table-cell table:number-columns-repeated="2"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S805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330K</text:p>
          </table:table-cell>
          <table:table-cell office:value-type="string" calcext:value-type="string">
            <text:p>Local_Device_Library:R33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3303TCE_C25778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3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78</text:p>
          </table:table-cell>
          <table:table-cell office:value-type="string" calcext:value-type="string">
            <text:p>Local_Device_Library:R33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3TC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100K</text:p>
          </table:table-cell>
          <table:table-cell office:value-type="string" calcext:value-type="string">
            <text:p>Local_Device_Library:R10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3TCE_C25741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41</text:p>
          </table:table-cell>
          <table:table-cell office:value-type="string" calcext:value-type="string">
            <text:p>Local_Device_Library:R10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3TC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680K</text:p>
          </table:table-cell>
          <table:table-cell office:value-type="string" calcext:value-type="string">
            <text:p>Local_Device_Library:R6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603WAF6803T5E_C25822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680kΩ 0603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822</text:p>
          </table:table-cell>
          <table:table-cell office:value-type="string" calcext:value-type="string">
            <text:p>Local_Device_Library:R680K_0.1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6803T5E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150K</text:p>
          </table:table-cell>
          <table:table-cell office:value-type="string" calcext:value-type="string">
            <text:p>Local_Device_Library:R15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503TCE_C25755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50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55</text:p>
          </table:table-cell>
          <table:table-cell office:value-type="string" calcext:value-type="string">
            <text:p>Local_Device_Library:R150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503TCE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33K</text:p>
          </table:table-cell>
          <table:table-cell office:value-type="string" calcext:value-type="string">
            <text:p>Local_Device_Library:R33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3302TCE_C25779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3kΩ 0402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779</text:p>
          </table:table-cell>
          <table:table-cell office:value-type="string" calcext:value-type="string">
            <text:p>Local_Device_Library:R33K_0.06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302TCE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80</text:p>
          </table:table-cell>
          <table:table-cell office:value-type="string" calcext:value-type="string">
            <text:p>Local_Device_Library:R180_0.125W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110252230_UNI-ROYAL-Uniroyal-Elec-0805W8F1800T5E_C25270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180Ω 0805 Chip Resistor - Surface Mount ROH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C25270</text:p>
          </table:table-cell>
          <table:table-cell office:value-type="string" calcext:value-type="string">
            <text:p>Local_Device_Library:R180_0.125W</text:p>
          </table:table-cell>
          <table:table-cell table:number-columns-repeated="2"/>
          <table:table-cell office:value-type="string" calcext:value-type="string">
            <text:p>UNI-ROYAL(Uniroyal Elec)</text:p>
          </table:table-cell>
          <table:table-cell office:value-type="string" calcext:value-type="string">
            <text:p>0805W8F1800T5E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58DR2G</text:p>
          </table:table-cell>
          <table:table-cell office:value-type="string" calcext:value-type="string">
            <text:p>Local_Miscellaneous_Library:LM358DR2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atasheet.lcsc.com/lcsc/1811100911_onsemi-LM358DR2G-_C7950.pdf</text:p>
          </table:table-cell>
          <table:table-cell table:number-columns-repeated="4"/>
          <table:table-cell office:value-type="string" calcext:value-type="string">
            <text:p>C7950</text:p>
          </table:table-cell>
          <table:table-cell office:value-type="string" calcext:value-type="string">
            <text:p>Local_Miscellaneous_Library:LM358DR2G</text:p>
          </table:table-cell>
          <table:table-cell/>
          <table:table-cell office:value-type="string" calcext:value-type="string">
            <text:p>LM358DR2G</text:p>
          </table:table-cell>
          <table:table-cell office:value-type="string" calcext:value-type="string">
            <text:p>onsemi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8L05G</text:p>
          </table:table-cell>
          <table:table-cell office:value-type="string" calcext:value-type="string">
            <text:p>Local_Miscellaneous_Library:78L05G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https://datasheet.lcsc.com/lcsc/1809200029_UTC-Unisonic-Tech-78L05G-AB3-R_C71136.pdf</text:p>
          </table:table-cell>
          <table:table-cell table:number-columns-repeated="4"/>
          <table:table-cell office:value-type="string" calcext:value-type="string">
            <text:p>C71136</text:p>
          </table:table-cell>
          <table:table-cell office:value-type="string" calcext:value-type="string">
            <text:p>Local_Misckllaneous_Library:78L05G_SOT89</text:p>
          </table:table-cell>
          <table:table-cell/>
          <table:table-cell office:value-type="string" calcext:value-type="string">
            <text:p>78L05G-AB3-R</text:p>
          </table:table-cell>
          <table:table-cell office:value-type="string" calcext:value-type="string">
            <text:p>UTC(Unisonic Tech)</text:p>
          </table:table-cell>
          <table:table-cell table:number-columns-repeated="2"/>
        </table:table-row>
      </table:table>
      <table:table table:name="EnergyRegistration" table:style-name="ta1"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C:\Users\Steen\Documents\3 - My OTHER documents\Projects\energimåling\Hardware\EnergyRegistration\EnergyRegistration.kicad_sc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te:</text:p>
          </table:table-cell>
          <table:table-cell table:style-name="ce3" office:value-type="date" office:date-value="2022-03-30T05:32:34" calcext:value-type="date">
            <text:p>30-03-22 05: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ool:</text:p>
          </table:table-cell>
          <table:table-cell office:value-type="string" calcext:value-type="string">
            <text:p>Eeschema (6.0.0)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Individual Components: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Digi-Key Order no.:</text:p>
          </table:table-cell>
          <table:table-cell office:value-type="string" calcext:value-type="string">
            <text:p>Excluded from BOM</text:p>
          </table:table-cell>
          <table:table-cell office:value-type="string" calcext:value-type="string">
            <text:p>Famely</text:p>
          </table:table-cell>
          <table:table-cell office:value-type="string" calcext:value-type="string">
            <text:p>JLCBCB Part</text:p>
          </table:table-cell>
          <table:table-cell office:value-type="string" calcext:value-type="string">
            <text:p>JLCPCB Basic or Extended</text:p>
          </table:table-cell>
          <table:table-cell office:value-type="string" calcext:value-type="string">
            <text:p>JLCPCB Part #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MFR.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Pinou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table:style-name="ce10" office:value-type="string" calcext:value-type="string">
            <text:p>Arduino_Ethernet</text:p>
          </table:table-cell>
          <table:table-cell office:value-type="string" calcext:value-type="string">
            <text:p>Local_MCU_Module_Library:Arduino_Ethernet</text:p>
          </table:table-cell>
          <table:table-cell office:value-type="string" calcext:value-type="string">
            <text:p>Local_MCU_Module_Library:Arduino_Ethernet_WithMountingHoles</text:p>
          </table:table-cell>
          <table:table-cell office:value-type="string" calcext:value-type="string">
            <text:p>https://docs.arduino.cc/retired/boards/arduino-ethernet-rev3-with-po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https://pinoutguide.com/images/arduino/ethernet.p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1</text:p>
          </table:table-cell>
          <table:table-cell table:style-name="ce10" office:value-type="string" calcext:value-type="string">
            <text:p>33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szlcsc/Guangdong-Fenghua-Advanced-Tech-0805B334K500NT_C1740.pdf</text:p>
          </table:table-cell>
          <table:table-cell office:value-type="string" calcext:value-type="string">
            <text:p>Capasitor</text:p>
          </table:table-cell>
          <table:table-cell office:value-type="string" calcext:value-type="string">
            <text:p>MULTILAYER CERAMIC CAPACITORS MLCC - SMD/SMT 330NF 50V 0805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eramic Capacitors</text:p>
          </table:table-cell>
          <table:table-cell office:value-type="string" calcext:value-type="string">
            <text:p>https://jlcpcb.com/parts/componentSearch?isFirstLevel=true&amp;firstName=Capaci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740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0805B334K500N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2</text:p>
          </table:table-cell>
          <table:table-cell table:style-name="ce10" office:value-type="string" calcext:value-type="string">
            <text:p>C10uf</text:p>
          </table:table-cell>
          <table:table-cell office:value-type="string" calcext:value-type="string">
            <text:p>Local_Device_Library:C10uf_SM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/>
          <table:table-cell office:value-type="string" calcext:value-type="string">
            <text:p>10V 10uF X5R ±10% 0603 Multilayer Ceramic Capacitors MLCC - SMD/SM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sic Part</text:p>
          </table:table-cell>
          <table:table-cell office:value-type="string" calcext:value-type="string">
            <text:p>C19702</text:p>
          </table:table-cell>
          <table:table-cell office:value-type="string" calcext:value-type="string">
            <text:p>Local_Device_Library:C10uf_SMD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3</text:p>
          </table:table-cell>
          <table:table-cell table:style-name="ce10"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lcsc/1810101813_YAGEO-CC0805KRX7R9BB104_C49678.pdf</text:p>
          </table:table-cell>
          <table:table-cell office:value-type="string" calcext:value-type="string">
            <text:p>Capasitor</text:p>
          </table:table-cell>
          <table:table-cell office:value-type="string" calcext:value-type="string">
            <text:p>50V 100nF X7R ±10% 0805 Multilayer Ceramic Capacitors MLCC - SMD/SM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eramic Capacitors</text:p>
          </table:table-cell>
          <table:table-cell office:value-type="string" calcext:value-type="string">
            <text:p>https://jlcpcb.com/parts/componentSearch?isFirstLevel=true&amp;firstName=Capaci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49678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YAGEOCopy</text:p>
          </table:table-cell>
          <table:table-cell office:value-type="string" calcext:value-type="string">
            <text:p>CC0805KRX7R9BB10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2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3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4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5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6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7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8</text:p>
          </table:table-cell>
          <table:table-cell table:style-name="ce10"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9</text:p>
          </table:table-cell>
          <table:table-cell table:style-name="ce10"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https://datasheet.lcsc.com/lcsc/2006301912_TOGIALED-TJ-L3FYTGCGMCGLFLC2G-A5_C331056.pdf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Emerald Plugin Light Emitting Diodes (LED) ROH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https://jlcpcb.com/parts/componentSearch?isSearch=true&amp;searchTxt=C331056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C331056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TOGIALED</text:p>
          </table:table-cell>
          <table:table-cell office:value-type="string" calcext:value-type="string">
            <text:p>TJ-L3FYTGCGMCGLFLC2G-A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10</text:p>
          </table:table-cell>
          <table:table-cell table:style-name="ce10" office:value-type="string" calcext:value-type="string">
            <text:p>D_Zener2V7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4_SOD68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11</text:p>
          </table:table-cell>
          <table:table-cell table:style-name="ce10" office:value-type="string" calcext:value-type="string">
            <text:p>1N4004</text:p>
          </table:table-cell>
          <table:table-cell office:value-type="string" calcext:value-type="string">
            <text:p>Diode:1N4004</text:p>
          </table:table-cell>
          <table:table-cell office:value-type="string" calcext:value-type="string">
            <text:p>Diode_THT:D_DO-41_SOD81_P12.70mm_Horizontal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Dioder Standard 400 V 1A Hulmontering DO-41</text:p>
          </table:table-cell>
          <table:table-cell/>
          <table:table-cell office:value-type="string" calcext:value-type="string">
            <text:p>641-1999-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odes - Single</text:p>
          </table:table-cell>
          <table:table-cell table:number-columns-repeated="3"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omchip Technology</text:p>
          </table:table-cell>
          <table:table-cell office:value-type="string" calcext:value-type="string">
            <text:p>1N4004B-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1</text:p>
          </table:table-cell>
          <table:table-cell table:style-name="ce10" office:value-type="string" calcext:value-type="string">
            <text:p>Screw_Terminal_01x04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Local_Connectors:TerminalBlock_PT-1,5-4-5.0-H_1x04_P5.00mm_Horizontal-(Frontside-Mount)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2</text:p>
          </table:table-cell>
          <table:table-cell table:style-name="ce10" office:value-type="string" calcext:value-type="string">
            <text:p>Screw_Terminal_01x04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Local_Connectors:TerminalBlock_PT-1,5-4-5.0-H_1x04_P5.00mm_Horizontal-(Frontside-Mount)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3</text:p>
          </table:table-cell>
          <table:table-cell table:style-name="ce10" office:value-type="string" calcext:value-type="string">
            <text:p>Pin_Header_01x06_Male_1in</text:p>
          </table:table-cell>
          <table:table-cell office:value-type="string" calcext:value-type="string">
            <text:p>Local_Connectors_Library:Pin_Header_01x06_Male_1in</text:p>
          </table:table-cell>
          <table:table-cell office:value-type="string" calcext:value-type="string">
            <text:p>Local_Connectors:PinHeader_1x06_P_0,1in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4</text:p>
          </table:table-cell>
          <table:table-cell table:style-name="ce10" office:value-type="string" calcext:value-type="string">
            <text:p>Arduino_USB-Serial_Card_Connector</text:p>
          </table:table-cell>
          <table:table-cell office:value-type="string" calcext:value-type="string">
            <text:p>Local_Connectors_Library:Arduino_USB-Serial_Card_Connector</text:p>
          </table:table-cell>
          <table:table-cell office:value-type="string" calcext:value-type="string">
            <text:p>Local_Connectors:Arduino_USB-Serial_Card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5</text:p>
          </table:table-cell>
          <table:table-cell table:style-name="ce10" office:value-type="string" calcext:value-type="string">
            <text:p>Arduino_USB-Serial_Card_Connector</text:p>
          </table:table-cell>
          <table:table-cell office:value-type="string" calcext:value-type="string">
            <text:p>:Arduino_USB-Serial_Card_Connector_1</text:p>
          </table:table-cell>
          <table:table-cell office:value-type="string" calcext:value-type="string">
            <text:p>Local_Connectors:Arduino_USB-Serial_Card_EdgeConn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6</text:p>
          </table:table-cell>
          <table:table-cell table:style-name="ce10" office:value-type="string" calcext:value-type="string">
            <text:p>AudioJack3_Switch</text:p>
          </table:table-cell>
          <table:table-cell office:value-type="string" calcext:value-type="string">
            <text:p>Local_Connectors_Library:AudioJack3_Switch</text:p>
          </table:table-cell>
          <table:table-cell office:value-type="string" calcext:value-type="string">
            <text:p>Local_Connectors:AUDIO_JACK_ASJ-195-L-HT</text:p>
          </table:table-cell>
          <table:table-cell office:value-type="string" calcext:value-type="string">
            <text:p>https://app.adam-tech.com/products/download/data_sheet/203694/asj-195-x-ht-data-sheet.pdf</text:p>
          </table:table-cell>
          <table:table-cell/>
          <table:table-cell office:value-type="string" calcext:value-type="string">
            <text:p>3,50mm (0,141", 1/8", ministik) - hovedtelefon Telefonhunstik Stereo (3 ledere, TRS) Stikforbindelse Loddemet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7</text:p>
          </table:table-cell>
          <table:table-cell table:style-name="ce10" office:value-type="string" calcext:value-type="string">
            <text:p>Screw_Terminal_01x04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Local_Connectors:TerminalBlock_PT-1,5-4-5.0-H_1x04_P5.00mm_Horizontal-(Frontside-Mount)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JP1</text:p>
          </table:table-cell>
          <table:table-cell table:style-name="ce10" office:value-type="string" calcext:value-type="string">
            <text:p>Jumper_3_Bridged12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Q1</text:p>
          </table:table-cell>
          <table:table-cell table:style-name="ce10" office:value-type="string" calcext:value-type="string">
            <text:p>S8550_SOT23</text:p>
          </table:table-cell>
          <table:table-cell office:value-type="string" calcext:value-type="string">
            <text:p>Local_Transistor_BJT_Library:S85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0010612_Changjiang-Electronics-Tech--CJ-S8550_C105432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500mA 120@50mA,1V 150MHz 600mV@500mA,50mA PNP +150℃@(Tj) SOT-23(SOT-23-3) Bipolar Transistors - BJ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https://jlcpcb.com/parts/componentSearch?isSecondLevel=true&amp;name=Bipolar%20Transistors%20-%20Bjt%20&amp;firstName=Transis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05432</text:p>
          </table:table-cell>
          <table:table-cell office:value-type="string" calcext:value-type="string">
            <text:p>Local_Transistor_BJT_Library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855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Q2</text:p>
          </table:table-cell>
          <table:table-cell table:style-name="ce10" office:value-type="string" calcext:value-type="string">
            <text:p>S8050_SOT23</text:p>
          </table:table-cell>
          <table:table-cell office:value-type="string" calcext:value-type="string">
            <text:p>Local_Transistor_BJT_Library:S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1052004_Changjiang-Electronics-Tech--CJ-SS8050_C2150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1.5A 200@100mA,1V 100MHz 500mV@800mA,80mA NPN +150℃@(Tj) SOT-23(SOT-23-3) Bipolar Transistors - BJ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https://jlcpcb.com/parts/componentSearch?isSecondLevel=true&amp;name=Bipolar%20Transistors%20-%20Bjt%20&amp;firstName=Transis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50</text:p>
          </table:table-cell>
          <table:table-cell office:value-type="string" calcext:value-type="string">
            <text:p>Local_Transistor_BJT_Library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S805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Q3</text:p>
          </table:table-cell>
          <table:table-cell table:style-name="ce10" office:value-type="string" calcext:value-type="string">
            <text:p>S8050_SOT23</text:p>
          </table:table-cell>
          <table:table-cell office:value-type="string" calcext:value-type="string">
            <text:p>Local_Transistor_BJT_Library:S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1052004_Changjiang-Electronics-Tech--CJ-SS8050_C2150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1.5A 200@100mA,1V 100MHz 500mV@800mA,80mA NPN +150℃@(Tj) SOT-23(SOT-23-3) Bipolar Transistors - BJ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https://jlcpcb.com/parts/componentSearch?isSecondLevel=true&amp;name=Bipolar%20Transistors%20-%20Bjt%20&amp;firstName=Transis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50</text:p>
          </table:table-cell>
          <table:table-cell office:value-type="string" calcext:value-type="string">
            <text:p>Local_Transistor_BJT_Library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S805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table:style-name="ce10" office:value-type="string" calcext:value-type="string">
            <text:p>R10K_0.0625W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744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table:style-name="ce10" office:value-type="string" calcext:value-type="string">
            <text:p>R680K_0.1W</text:p>
          </table:table-cell>
          <table:table-cell office:value-type="string" calcext:value-type="string">
            <text:p>Local_Device_Library:R6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603WAF6803T5E_C25822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680kΩ 0603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822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822</text:p>
          </table:table-cell>
          <table:table-cell office:value-type="string" calcext:value-type="string">
            <text:p>Local_Device_Library:R680K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6803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3</text:p>
          </table:table-cell>
          <table:table-cell table:style-name="ce10" office:value-type="string" calcext:value-type="string">
            <text:p>R39K_0.0625W</text:p>
          </table:table-cell>
          <table:table-cell office:value-type="string" calcext:value-type="string">
            <text:p>Local_Device_Library:R39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9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783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783</text:p>
          </table:table-cell>
          <table:table-cell office:value-type="string" calcext:value-type="string">
            <text:p>Local_Device_Library:R39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9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4</text:p>
          </table:table-cell>
          <table:table-cell table:style-name="ce10" office:value-type="string" calcext:value-type="string">
            <text:p>R180K_0.1W</text:p>
          </table:table-cell>
          <table:table-cell office:value-type="string" calcext:value-type="string">
            <text:p>Local_Device_Library:R1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180kΩ 0603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2827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2827</text:p>
          </table:table-cell>
          <table:table-cell office:value-type="string" calcext:value-type="string">
            <text:p>Local_Device_Library:R180K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1803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5</text:p>
          </table:table-cell>
          <table:table-cell table:style-name="ce10" office:value-type="string" calcext:value-type="string">
            <text:p>R180K_0.1W</text:p>
          </table:table-cell>
          <table:table-cell office:value-type="string" calcext:value-type="string">
            <text:p>Local_Device_Library:R1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180kΩ 0603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2827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2827</text:p>
          </table:table-cell>
          <table:table-cell office:value-type="string" calcext:value-type="string">
            <text:p>Local_Device_Library:R180K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1803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6</text:p>
          </table:table-cell>
          <table:table-cell table:style-name="ce10" office:value-type="string" calcext:value-type="string">
            <text:p>R220_0.125W</text:p>
          </table:table-cell>
          <table:table-cell office:value-type="string" calcext:value-type="string">
            <text:p>Local_Device_Library:R220_0.125W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110251830_UNI-ROYAL-Uniroyal-Elec-0805W8F2200T5E_C17557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220Ω 0805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17557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7557</text:p>
          </table:table-cell>
          <table:table-cell office:value-type="string" calcext:value-type="string">
            <text:p>Local_Device_Library:R220_0.1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805W8F2200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7</text:p>
          </table:table-cell>
          <table:table-cell table:style-name="ce10" office:value-type="string" calcext:value-type="string">
            <text:p>R27</text:p>
          </table:table-cell>
          <table:table-cell office:value-type="string" calcext:value-type="string">
            <text:p>Local_Device_Library:R27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52230_UNI-ROYAL-Uniroyal-Elec-0603WAF270JT5E_C25190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180Ω 0805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Basic Part</text:p>
          </table:table-cell>
          <table:table-cell office:value-type="string" calcext:value-type="string">
            <text:p>C25190</text:p>
          </table:table-cell>
          <table:table-cell office:value-type="string" calcext:value-type="string">
            <text:p>Local_Device_Library:R27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270JT5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8</text:p>
          </table:table-cell>
          <table:table-cell table:style-name="ce10"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Basic Par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9</text:p>
          </table:table-cell>
          <table:table-cell table:style-name="ce10"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Basic Par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U1</text:p>
          </table:table-cell>
          <table:table-cell table:style-name="ce10" office:value-type="string" calcext:value-type="string">
            <text:p>L78S05CV</text:p>
          </table:table-cell>
          <table:table-cell office:value-type="string" calcext:value-type="string">
            <text:p>Local_Miscellaneous_Library:L78S75CV_TO220AB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e9/be/53/a3/1f/6f/4f/75/CD00000449.pdf/files/CD00000449.pdf/jcr:content/translations/en.CD00000449.pdf</text:p>
          </table:table-cell>
          <table:table-cell table:number-columns-repeated="2"/>
          <table:table-cell office:value-type="string" calcext:value-type="string">
            <text:p>https://www.digikey.dk/da/products/detail/stmicroelectronics/L78S75CV/1663449</text:p>
          </table:table-cell>
          <table:table-cell office:value-type="string" calcext:value-type="string">
            <text:p>497-14164-ND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office:value-type="string" calcext:value-type="string">
            <text:p>Collated Components:</text:p>
          </table:table-cell>
          <table:table-cell table:number-columns-repeated="20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Digi-Key Order no.:</text:p>
          </table:table-cell>
          <table:table-cell office:value-type="string" calcext:value-type="string">
            <text:p>Excluded from BOM</text:p>
          </table:table-cell>
          <table:table-cell office:value-type="string" calcext:value-type="string">
            <text:p>Famely</text:p>
          </table:table-cell>
          <table:table-cell office:value-type="string" calcext:value-type="string">
            <text:p>JLCBCB Part</text:p>
          </table:table-cell>
          <table:table-cell office:value-type="string" calcext:value-type="string">
            <text:p>JLCPCB Basic or Extended</text:p>
          </table:table-cell>
          <table:table-cell office:value-type="string" calcext:value-type="string">
            <text:p>JLCPCB Part #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MFR.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N</text:p>
          </table:table-cell>
          <table:table-cell office:value-type="string" calcext:value-type="string">
            <text:p>Pinou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Ethernet</text:p>
          </table:table-cell>
          <table:table-cell office:value-type="string" calcext:value-type="string">
            <text:p>Local_MCU_Module_Library:Arduino_Ethernet</text:p>
          </table:table-cell>
          <table:table-cell office:value-type="string" calcext:value-type="string">
            <text:p>Local_MCU_Module_Library:Arduino_Ethernet_WithMountingHoles</text:p>
          </table:table-cell>
          <table:table-cell office:value-type="string" calcext:value-type="string">
            <text:p>https://docs.arduino.cc/retired/boards/arduino-ethernet-rev3-with-po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https://pinoutguide.com/images/arduino/etherne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szlcsc/Guangdong-Fenghua-Advanced-Tech-0805B334K500NT_C1740.pdf</text:p>
          </table:table-cell>
          <table:table-cell office:value-type="string" calcext:value-type="string">
            <text:p>Capasitor</text:p>
          </table:table-cell>
          <table:table-cell office:value-type="string" calcext:value-type="string">
            <text:p>MULTILAYER CERAMIC CAPACITORS MLCC - SMD/SMT 330NF 50V 0805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eramic Capacitors</text:p>
          </table:table-cell>
          <table:table-cell office:value-type="string" calcext:value-type="string">
            <text:p>https://jlcpcb.com/parts/componentSearch?isFirstLevel=true&amp;firstName=Capaci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740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0805B334K500N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0uf</text:p>
          </table:table-cell>
          <table:table-cell office:value-type="string" calcext:value-type="string">
            <text:p>Local_Device_Library:C10uf_SM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/>
          <table:table-cell office:value-type="string" calcext:value-type="string">
            <text:p>10V 10uF X5R ±10% 0603 Multilayer Ceramic Capacitors MLCC - SMD/SM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sic Part</text:p>
          </table:table-cell>
          <table:table-cell office:value-type="string" calcext:value-type="string">
            <text:p>C19702</text:p>
          </table:table-cell>
          <table:table-cell office:value-type="string" calcext:value-type="string">
            <text:p>Local_Device_Library:C10uf_SMD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datasheet.lcsc.com/lcsc/1810101813_YAGEO-CC0805KRX7R9BB104_C49678.pdf</text:p>
          </table:table-cell>
          <table:table-cell office:value-type="string" calcext:value-type="string">
            <text:p>Capasitor</text:p>
          </table:table-cell>
          <table:table-cell office:value-type="string" calcext:value-type="string">
            <text:p>50V 100nF X7R ±10% 0805 Multilayer Ceramic Capacitors MLCC - SMD/SM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eramic Capacitors</text:p>
          </table:table-cell>
          <table:table-cell office:value-type="string" calcext:value-type="string">
            <text:p>https://jlcpcb.com/parts/componentSearch?isFirstLevel=true&amp;firstName=Capaci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49678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YAGEOCopy</text:p>
          </table:table-cell>
          <table:table-cell office:value-type="string" calcext:value-type="string">
            <text:p>CC0805KRX7R9BB10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https://datasheet.lcsc.com/szlcsc/Changjiang-Electronics-Tech-CJ-1N4148WS_C2128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SWITCHING DIODE 100V 150MA 1.25V @ 150MA 4NS SOD-323 ROHS</text:p>
          </table:table-cell>
          <table:table-cell office:value-type="string" calcext:value-type="string">
            <text:p>1N4148WS-FDICT-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https://jlcpcb.com/parts/componentSearch?isSearch=true&amp;searchTxt=1N4148W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28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1N4148W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https://datasheet.lcsc.com/lcsc/2006301912_TOGIALED-TJ-L3FYTGCGMCGLFLC2G-A5_C331056.pdf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Emerald Plugin Light Emitting Diodes (LED) ROH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https://jlcpcb.com/parts/componentSearch?isSearch=true&amp;searchTxt=C331056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C331056</text:p>
          </table:table-cell>
          <table:table-cell office:value-type="string" calcext:value-type="string">
            <text:p>Device:LED</text:p>
          </table:table-cell>
          <table:table-cell/>
          <table:table-cell office:value-type="string" calcext:value-type="string">
            <text:p>TOGIALED</text:p>
          </table:table-cell>
          <table:table-cell office:value-type="string" calcext:value-type="string">
            <text:p>TJ-L3FYTGCGMCGLFLC2G-A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_Zener2V7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4_SOD68_P7.62mm_Horizont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:1N4004</text:p>
          </table:table-cell>
          <table:table-cell office:value-type="string" calcext:value-type="string">
            <text:p>Diode_THT:D_DO-41_SOD81_P12.70mm_Horizontal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Dioder Standard 400 V 1A Hulmontering DO-41</text:p>
          </table:table-cell>
          <table:table-cell/>
          <table:table-cell office:value-type="string" calcext:value-type="string">
            <text:p>641-1999-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odes - Single</text:p>
          </table:table-cell>
          <table:table-cell table:number-columns-repeated="3"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omchip Technology</text:p>
          </table:table-cell>
          <table:table-cell office:value-type="string" calcext:value-type="string">
            <text:p>1N4004B-G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2, J7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Local_Connectors:TerminalBlock_PT-1,5-4-5.0-H_1x04_P5.00mm_Horizontal-(Frontside-Mount)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Header_01x06_Male_1in</text:p>
          </table:table-cell>
          <table:table-cell office:value-type="string" calcext:value-type="string">
            <text:p>Local_Connectors_Library:Pin_Header_01x06_Male_1in</text:p>
          </table:table-cell>
          <table:table-cell office:value-type="string" calcext:value-type="string">
            <text:p>Local_Connectors:PinHeader_1x06_P_0,1in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rduino_USB-Serial_Card_Connector</text:p>
          </table:table-cell>
          <table:table-cell office:value-type="string" calcext:value-type="string">
            <text:p>Local_Connectors_Library:Arduino_USB-Serial_Card_Connector</text:p>
          </table:table-cell>
          <table:table-cell office:value-type="string" calcext:value-type="string">
            <text:p>Local_Connectors:Arduino_USB-Serial_Card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rduino_USB-Serial_Card_Connector</text:p>
          </table:table-cell>
          <table:table-cell office:value-type="string" calcext:value-type="string">
            <text:p>:Arduino_USB-Serial_Card_Connector_1</text:p>
          </table:table-cell>
          <table:table-cell office:value-type="string" calcext:value-type="string">
            <text:p>Local_Connectors:Arduino_USB-Serial_Card_EdgeConn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3_Switch</text:p>
          </table:table-cell>
          <table:table-cell office:value-type="string" calcext:value-type="string">
            <text:p>Local_Connectors_Library:AudioJack3_Switch</text:p>
          </table:table-cell>
          <table:table-cell office:value-type="string" calcext:value-type="string">
            <text:p>Local_Connectors:AUDIO_JACK_ASJ-195-L-HT</text:p>
          </table:table-cell>
          <table:table-cell office:value-type="string" calcext:value-type="string">
            <text:p>https://app.adam-tech.com/products/download/data_sheet/203694/asj-195-x-ht-data-sheet.pdf</text:p>
          </table:table-cell>
          <table:table-cell/>
          <table:table-cell office:value-type="string" calcext:value-type="string">
            <text:p>3,50mm (0,141", 1/8", ministik) - hovedtelefon Telefonhunstik Stereo (3 ledere, TRS) Stikforbindelse Loddemet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8550_SOT23</text:p>
          </table:table-cell>
          <table:table-cell office:value-type="string" calcext:value-type="string">
            <text:p>Local_Transistor_BJT_Library:S85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0010612_Changjiang-Electronics-Tech--CJ-S8550_C105432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500mA 120@50mA,1V 150MHz 600mV@500mA,50mA PNP +150℃@(Tj) SOT-23(SOT-23-3) Bipolar Transistors - BJ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https://jlcpcb.com/parts/componentSearch?isSecondLevel=true&amp;name=Bipolar%20Transistors%20-%20Bjt%20&amp;firstName=Transis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05432</text:p>
          </table:table-cell>
          <table:table-cell office:value-type="string" calcext:value-type="string">
            <text:p>Local_Transistor_BJT_Library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855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S8050_SOT23</text:p>
          </table:table-cell>
          <table:table-cell office:value-type="string" calcext:value-type="string">
            <text:p>Local_Transistor_BJT_Library:S8050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811052004_Changjiang-Electronics-Tech--CJ-SS8050_C2150.pdf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5V 300mW 1.5A 200@100mA,1V 100MHz 500mV@800mA,80mA NPN +150℃@(Tj) SOT-23(SOT-23-3) Bipolar Transistors - BJ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https://jlcpcb.com/parts/componentSearch?isSecondLevel=true&amp;name=Bipolar%20Transistors%20-%20Bjt%20&amp;firstName=Transistors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150</text:p>
          </table:table-cell>
          <table:table-cell office:value-type="string" calcext:value-type="string">
            <text:p>Local_Transistor_BJT_Library</text:p>
          </table:table-cell>
          <table:table-cell/>
          <table:table-cell office:value-type="string" calcext:value-type="string">
            <text:p>Changjiang Electronics Tech (CJ)</text:p>
          </table:table-cell>
          <table:table-cell office:value-type="string" calcext:value-type="string">
            <text:p>SS805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10K_0.0625W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744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680K_0.1W</text:p>
          </table:table-cell>
          <table:table-cell office:value-type="string" calcext:value-type="string">
            <text:p>Local_Device_Library:R6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603WAF6803T5E_C25822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680kΩ 0603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822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822</text:p>
          </table:table-cell>
          <table:table-cell office:value-type="string" calcext:value-type="string">
            <text:p>Local_Device_Library:R680K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6803T5E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39K_0.0625W</text:p>
          </table:table-cell>
          <table:table-cell office:value-type="string" calcext:value-type="string">
            <text:p>Local_Device_Library:R39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39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5783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5783</text:p>
          </table:table-cell>
          <table:table-cell office:value-type="string" calcext:value-type="string">
            <text:p>Local_Device_Library:R39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3902TCE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180K_0.1W</text:p>
          </table:table-cell>
          <table:table-cell office:value-type="string" calcext:value-type="string">
            <text:p>Local_Device_Library:R180K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0W Thick Film Resistors 75V ±100ppm/℃ -55℃~+155℃ 180kΩ 0603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22827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22827</text:p>
          </table:table-cell>
          <table:table-cell office:value-type="string" calcext:value-type="string">
            <text:p>Local_Device_Library:R180K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1803T5E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220_0.125W</text:p>
          </table:table-cell>
          <table:table-cell office:value-type="string" calcext:value-type="string">
            <text:p>Local_Device_Library:R220_0.125W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110251830_UNI-ROYAL-Uniroyal-Elec-0805W8F2200T5E_C17557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220Ω 0805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https://jlcpcb.com/parts/componentSearch?isSearch=true&amp;searchTxt=C17557</text:p>
          </table:table-cell>
          <table:table-cell office:value-type="string" calcext:value-type="string">
            <text:p>Basic Part</text:p>
          </table:table-cell>
          <table:table-cell office:value-type="string" calcext:value-type="string">
            <text:p>C17557</text:p>
          </table:table-cell>
          <table:table-cell office:value-type="string" calcext:value-type="string">
            <text:p>Local_Device_Library:R220_0.1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805W8F2200T5E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Local_Device_Library:R27_0.1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datasheet.lcsc.com/lcsc/2110252230_UNI-ROYAL-Uniroyal-Elec-0603WAF270JT5E_C25190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8W Thick Film Resistors 150V ±100ppm/℃ -55℃~+155℃ 180Ω 0805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Basic Part</text:p>
          </table:table-cell>
          <table:table-cell office:value-type="string" calcext:value-type="string">
            <text:p>C25190</text:p>
          </table:table-cell>
          <table:table-cell office:value-type="string" calcext:value-type="string">
            <text:p>Local_Device_Library:R27_0.1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603WAF270JT5E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10K</text:p>
          </table:table-cell>
          <table:table-cell office:value-type="string" calcext:value-type="string">
            <text:p>Local_Device_Library:R10K_0.0625W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±1% 1/16W Thick Film Resistors 50V ±100ppm/℃ -55℃~+155℃ 10kΩ 0402 Chip Resistor - Surface Mount ROH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Basic Par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Local_Device_Library:R10K_0.0625W</text:p>
          </table:table-cell>
          <table:table-cell/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2TC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S05CV</text:p>
          </table:table-cell>
          <table:table-cell office:value-type="string" calcext:value-type="string">
            <text:p>Local_Miscellaneous_Library:L78S75CV_TO220AB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st.com/content/ccc/resource/technical/document/datasheet/e9/be/53/a3/1f/6f/4f/75/CD00000449.pdf/files/CD00000449.pdf/jcr:content/translations/en.CD00000449.pdf</text:p>
          </table:table-cell>
          <table:table-cell table:number-columns-repeated="2"/>
          <table:table-cell office:value-type="string" calcext:value-type="string">
            <text:p>https://www.digikey.dk/da/products/detail/stmicroelectronics/L78S75CV/1663449</text:p>
          </table:table-cell>
          <table:table-cell office:value-type="string" calcext:value-type="string">
            <text:p>497-14164-ND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-00-0000</text:date>, <text:time style:data-style-name="N2" text:time-value="17:35:47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8:30:59.827000000</dc:date>
    <meta:editing-duration>PT3H53M44S</meta:editing-duration>
    <meta:editing-cycles>10</meta:editing-cycles>
    <meta:generator>LibreOffice/7.1.8.1$Windows_X86_64 LibreOffice_project/e1f30c802c3269a1d052614453f260e49458c82c</meta:generator>
    <meta:document-statistic meta:table-count="3" meta:cell-count="1344" meta:object-count="0"/>
  </office:meta>
</office:document-meta>
</file>